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584cm" table:align="left"/>
    </style:style>
    <style:style style:name="Table1.A" style:family="table-column">
      <style:table-column-properties style:column-width="4.172cm"/>
    </style:style>
    <style:style style:name="Table1.B" style:family="table-column">
      <style:table-column-properties style:column-width="1.995cm"/>
    </style:style>
    <style:style style:name="Table1.C" style:family="table-column">
      <style:table-column-properties style:column-width="11.41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MainFunction" style:family="table">
      <style:table-properties style:width="17.59cm" table:align="margins"/>
    </style:style>
    <style:style style:name="MainFunction.A" style:family="table-column">
      <style:table-column-properties style:column-width="8.795cm" style:rel-column-width="32767*"/>
    </style:style>
    <style:style style:name="MainFunction.B" style:family="table-column">
      <style:table-column-properties style:column-width="8.795cm" style:rel-column-width="32768*"/>
    </style:style>
    <style:style style:name="MainFunction.A1" style:family="table-cell">
      <style:table-cell-properties fo:padding="0.097cm" fo:border-left="0.05pt solid #000000" fo:border-right="none" fo:border-top="0.05pt solid #000000" fo:border-bottom="0.05pt solid #000000"/>
    </style:style>
    <style:style style:name="MainFunction.B1" style:family="table-cell">
      <style:table-cell-properties fo:padding="0.097cm" fo:border="0.05pt solid #000000"/>
    </style:style>
    <style:style style:name="MainFunction.A2" style:family="table-cell">
      <style:table-cell-properties fo:padding="0.097cm" fo:border-left="0.05pt solid #000000" fo:border-right="none" fo:border-top="none" fo:border-bottom="0.05pt solid #000000"/>
    </style:style>
    <style:style style:name="MainFunction.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8pt" fo:font-weight="bold" style:font-size-asian="18pt" style:font-weight-asian="bold" style:font-size-complex="18pt" style:font-weight-complex="bold"/>
    </style:style>
    <style:style style:name="P3" style:family="paragraph" style:parent-style-name="Standard">
      <style:text-properties fo:font-size="12pt" fo:font-weight="normal" style:font-size-asian="10.5pt" style:font-weight-asian="normal" style:font-size-complex="12pt" style:font-weight-complex="normal"/>
    </style:style>
    <style:style style:name="P4" style:family="paragraph" style:parent-style-name="Standard">
      <style:text-properties fo:font-size="13pt" fo:font-weight="normal" style:font-size-asian="13pt" style:font-weight-asian="normal" style:font-size-complex="13pt" style:font-weight-complex="normal"/>
    </style:style>
    <style:style style:name="P5" style:family="paragraph" style:parent-style-name="Table_20_Contents">
      <style:text-properties fo:font-size="14pt" fo:font-weight="bold" style:font-size-asian="14pt" style:font-weight-asian="bold" style:font-size-complex="14pt" style:font-weight-complex="bold"/>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Standard">
      <style:text-properties fo:font-size="13pt" fo:font-weight="normal" style:font-size-asian="13pt" style:font-weight-asian="normal" style:font-size-complex="13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imulation Model</text:p>
      <text:p text:style-name="Standard"/>
      <text:p text:style-name="Standard">Before any execution starts, all the packages are loaded and all the init() functions in all the source files are executed. This execution is done before main() function. The list of init() functions with their source files are as follows: </text:p>
      <text:p text:style-name="Standard"/>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Source file name</text:p>
            </table:table-cell>
            <table:table-cell table:style-name="Table1.A1" office:value-type="string">
              <text:p text:style-name="P1">Package</text:p>
            </table:table-cell>
            <table:table-cell table:style-name="Table1.C1" office:value-type="string">
              <text:p text:style-name="P1">Purpose </text:p>
            </table:table-cell>
          </table:table-row>
        </table:table-header-rows>
        <table:table-row>
          <table:table-cell table:style-name="Table1.A2" office:value-type="string">
            <text:p text:style-name="Standard">runtimeOutput.go</text:p>
          </table:table-cell>
          <table:table-cell table:style-name="Table1.A2" office:value-type="string">
            <text:p text:style-name="Standard">main</text:p>
          </table:table-cell>
          <table:table-cell table:style-name="Table1.C2" office:value-type="string">
            <text:p text:style-name="Standard">Create a channel of type outputData (a structure defined in the same file) with buffer size of 8000. What is a channel? What is the reason to define it? Don't know yet.</text:p>
          </table:table-cell>
        </table:table-row>
        <table:table-row>
          <table:table-cell table:style-name="Table1.A2" office:value-type="string">
            <text:p text:style-name="Standard">save.go</text:p>
          </table:table-cell>
          <table:table-cell table:style-name="Table1.A2" office:value-type="string">
            <text:p text:style-name="Standard">main</text:p>
          </table:table-cell>
          <table:table-cell table:style-name="Table1.C2" office:value-type="string">
            <text:p text:style-name="Standard">It saves and appends performance parameters but not sure of each and every statement.</text:p>
          </table:table-cell>
        </table:table-row>
        <table:table-row>
          <table:table-cell table:style-name="Table1.A2" office:value-type="string">
            <text:p text:style-name="Standard">ChHop2.go</text:p>
          </table:table-cell>
          <table:table-cell table:style-name="Table1.A2" office:value-type="string">
            <text:p text:style-name="Standard">synstation</text:p>
          </table:table-cell>
          <table:table-cell table:style-name="Table1.C2" office:value-type="string">
            <text:p text:style-name="Standard">Used just for package fmt</text:p>
          </table:table-cell>
        </table:table-row>
        <table:table-row>
          <table:table-cell table:style-name="Table1.A2" office:value-type="string">
            <text:p text:style-name="Standard">ChHop3.go</text:p>
          </table:table-cell>
          <table:table-cell table:style-name="Table1.A2" office:value-type="string">
            <text:p text:style-name="Standard">synstation</text:p>
          </table:table-cell>
          <table:table-cell table:style-name="Table1.C2" office:value-type="string">
            <text:p text:style-name="Standard">Used just for package fmt</text:p>
          </table:table-cell>
        </table:table-row>
        <table:table-row>
          <table:table-cell table:style-name="Table1.A2" office:value-type="string">
            <text:p text:style-name="Standard">emitter.go</text:p>
          </table:table-cell>
          <table:table-cell table:style-name="Table1.A2" office:value-type="string">
            <text:p text:style-name="Standard">synstation</text:p>
          </table:table-cell>
          <table:table-cell table:style-name="Table1.C2" office:value-type="string">
            <text:p text:style-name="Standard">Used just for package fmt</text:p>
          </table:table-cell>
        </table:table-row>
        <table:table-row>
          <table:table-cell table:style-name="Table1.A2" office:value-type="string">
            <text:p text:style-name="Standard">init.go</text:p>
          </table:table-cell>
          <table:table-cell table:style-name="Table1.A2" office:value-type="string">
            <text:p text:style-name="Standard">synstation</text:p>
          </table:table-cell>
          <table:table-cell table:style-name="Table1.C2" office:value-type="string">
            <text:p text:style-name="Standard">Create agents at each mobile and DBS unit. These are the agents which manages the connection, channels and power control. This init() function does some other things which is not sure yet.</text:p>
          </table:table-cell>
        </table:table-row>
        <table:table-row>
          <table:table-cell table:style-name="Table1.A2" office:value-type="string">
            <text:p text:style-name="Standard">RBSchedule2.go</text:p>
          </table:table-cell>
          <table:table-cell table:style-name="Table1.A2" office:value-type="string">
            <text:p text:style-name="Standard">synstation</text:p>
          </table:table-cell>
          <table:table-cell table:style-name="Table1.C2" office:value-type="string">
            <text:p text:style-name="Standard">Used just for package fmt</text:p>
          </table:table-cell>
        </table:table-row>
        <table:table-row>
          <table:table-cell table:style-name="Table1.A2" office:value-type="string">
            <text:p text:style-name="Standard">RBSchedule4.go</text:p>
          </table:table-cell>
          <table:table-cell table:style-name="Table1.A2" office:value-type="string">
            <text:p text:style-name="Standard">synstation</text:p>
          </table:table-cell>
          <table:table-cell table:style-name="Table1.C2" office:value-type="string">
            <text:p text:style-name="Standard">Used just for package fmt</text:p>
          </table:table-cell>
        </table:table-row>
        <table:table-row>
          <table:table-cell table:style-name="Table1.A2" office:value-type="string">
            <text:p text:style-name="Standard">RBSchedule5.go</text:p>
          </table:table-cell>
          <table:table-cell table:style-name="Table1.A2" office:value-type="string">
            <text:p text:style-name="Standard">synstation</text:p>
          </table:table-cell>
          <table:table-cell table:style-name="Table1.C2" office:value-type="string">
            <text:p text:style-name="Standard">Used just for package fmt</text:p>
          </table:table-cell>
        </table:table-row>
        <table:table-row>
          <table:table-cell table:style-name="Table1.A2" office:value-type="string">
            <text:p text:style-name="Standard">RBScheduleSDMA.go</text:p>
          </table:table-cell>
          <table:table-cell table:style-name="Table1.A2" office:value-type="string">
            <text:p text:style-name="Standard">synstation</text:p>
          </table:table-cell>
          <table:table-cell table:style-name="Table1.C2" office:value-type="string">
            <text:p text:style-name="Standard">Used just for package fmt</text:p>
          </table:table-cell>
        </table:table-row>
      </table:table>
      <text:p text:style-name="Standard"/>
      <text:p text:style-name="Standard">After all the packages are loaded (this means all the variables, structures, etc are defined) and above mentioned init() functions are executed, main() function is called.</text:p>
      <text:p text:style-name="Standard"/>
      <text:p text:style-name="P1">Main()</text:p>
      <text:p text:style-name="P4"/>
      <table:table table:name="MainFunction" table:style-name="MainFunction">
        <table:table-column table:style-name="MainFunction.A"/>
        <table:table-column table:style-name="MainFunction.B"/>
        <table:table-row>
          <table:table-cell table:style-name="MainFunction.A1" office:value-type="string">
            <text:p text:style-name="P5">Commands/Codes/Statements</text:p>
          </table:table-cell>
          <table:table-cell table:style-name="MainFunction.B1" office:value-type="string">
            <text:p text:style-name="P5">Purpose</text:p>
          </table:table-cell>
        </table:table-row>
        <table:table-row>
          <table:table-cell table:style-name="MainFunction.A2" office:value-type="string">
            <text:p text:style-name="P4">flag.parse()</text:p>
          </table:table-cell>
          <table:table-cell table:style-name="MainFunction.B2" office:value-type="string">
            <text:p text:style-name="P3">Scan the argument list and sets up flags.</text:p>
          </table:table-cell>
        </table:table-row>
        <table:table-row>
          <table:table-cell table:style-name="MainFunction.A2" office:value-type="string">
            <text:p text:style-name="P4">if *cpuprofile != "" { </text:p>
            <text:p text:style-name="P4"><text:s text:c="8"/>f, err := os.Create(*cpuprofile) </text:p>
            <text:p text:style-name="P4"><text:s text:c="8"/>if err != nil { </text:p>
            <text:p text:style-name="P4"><text:s text:c="12"/>log.Fatal(err) </text:p>
            <text:p text:style-name="P4"><text:s text:c="8"/>} </text:p>
            <text:p text:style-name="P4"><text:s text:c="8"/>pprof.StartCPUProfile(f) </text:p>
            <text:p text:style-name="P4"><text:s text:c="8"/>defer pprof.StopCPUProfile() </text:p>
            <text:p text:style-name="P4"><text:s text:c="4"/>}</text:p>
          </table:table-cell>
          <table:table-cell table:style-name="MainFunction.B2" office:value-type="string">
            <text:p text:style-name="P6">This piece of code is used to set up the cpu clock and measure the execution time.</text:p>
          </table:table-cell>
        </table:table-row>
        <table:table-row>
          <table:table-cell table:style-name="MainFunction.A2" office:value-type="string">
            <text:p text:style-name="P4">runtime.GOMAXPROCS(18)</text:p>
          </table:table-cell>
          <table:table-cell table:style-name="MainFunction.B2" office:value-type="string">
            <text:p text:style-name="P4"/>
          </table:table-cell>
        </table:table-row>
        <table:table-row>
          <table:table-cell table:style-name="MainFunction.A2" office:value-type="string">
            <text:p text:style-name="P4">s.Init()</text:p>
          </table:table-cell>
          <table:table-cell table:style-name="MainFunction.B2" office:value-type="string">
            <text:p text:style-name="P4">Init() function is in init.go file (be careful with <text:soft-page-break/>the capital "I" in Init() function, it is different from init() function). It initialize different parameters. s is the package synstation. Package synstation is defined in synstation.go file. Details of Init() function will be presented later when synstation.go file will be examined.</text:p>
          </table:table-cell>
        </table:table-row>
        <table:table-row>
          <table:table-cell table:style-name="MainFunction.A2" office:value-type="string">
            <text:p text:style-name="P4">go printData()</text:p>
          </table:table-cell>
          <table:table-cell table:style-name="MainFunction.B2" office:value-type="string">
            <text:p text:style-name="P4">launch thread to print output.</text:p>
          </table:table-cell>
        </table:table-row>
        <table:table-row>
          <table:table-cell table:style-name="MainFunction.A2" office:value-type="string">
            <text:p text:style-name="P4">fmt.Println("Init done") </text:p>
            <text:p text:style-name="P4">fmt.Println("Start Simulation")</text:p>
          </table:table-cell>
          <table:table-cell table:style-name="MainFunction.B2" office:value-type="string">
            <text:p text:style-name="P4">Initialization completes and starting the simulation. This means that all the init() functions and s.Init() function have successfully executed.</text:p>
          </table:table-cell>
        </table:table-row>
        <table:table-row>
          <table:table-cell table:style-name="MainFunction.A2" office:value-type="string">
            <text:p text:style-name="P4">for s.Tti = -200; s.Tti &lt; 0; s.Tti++ { </text:p>
            <text:p text:style-name="P4"/>
            <text:p text:style-name="P4"><text:tab/><text:tab/>s.GoRunPhys() </text:p>
            <text:p text:style-name="P4"/>
            <text:p text:style-name="P4"><text:tab/><text:tab/>s.GoFetchData() </text:p>
            <text:p text:style-name="P4"/>
            <text:p text:style-name="P4"><text:tab/><text:tab/>readDataAndPrintToStd(false) </text:p>
            <text:p text:style-name="P4"/>
            <text:p text:style-name="P4"><text:tab/><text:tab/>s.GoRunAgent() </text:p>
            <text:p text:style-name="P4"/>
            <text:p text:style-name="P4"/>
            <text:p text:style-name="P4"><text:tab/><text:tab/>s.ChannelHop() </text:p>
            <text:p text:style-name="P4"><text:tab/>}</text:p>
          </table:table-cell>
          <table:table-cell table:style-name="MainFunction.B2" office:value-type="string">
            <text:p text:style-name="P4">The first 200 transmission time interval (Tti) are used to stabilize the network.</text:p>
            <text:p text:style-name="P4">GoRunPhys() function is in agent.go file.</text:p>
            <text:p text:style-name="P4">GoFetchData() function is in agent.go file.</text:p>
            <text:p text:style-name="P4">readDataAndPrintToStd() function is defined in main.go file.</text:p>
            <text:p text:style-name="P4">GoRunAgent() function is in agent.go file.</text:p>
            <text:p text:style-name="P4">ChannelHop() function is defined in channels.go file.</text:p>
          </table:table-cell>
        </table:table-row>
        <table:table-row>
          <table:table-cell table:style-name="MainFunction.A2" office:value-type="string">
            <text:p text:style-name="P4">for s.Tti = 0; s.Tti &lt; s.Duration; s.Tti++ {</text:p>
            <text:p text:style-name="P4"><text:tab/><text:tab/>s.GoRunPhys()</text:p>
            <text:p text:style-name="P4"><text:tab/><text:tab/>s.GoFetchData()</text:p>
            <text:p text:style-name="P4"><text:tab/><text:tab/>readDataAndPrintToStd(true)</text:p>
            <text:p text:style-name="P4"><text:tab/><text:tab/>s.GoRunAgent()</text:p>
            <text:p text:style-name="P4"><text:tab/><text:tab/>s.ChannelHop()</text:p>
            <text:p text:style-name="P4"><text:tab/>}</text:p>
          </table:table-cell>
          <table:table-cell table:style-name="MainFunction.B2" office:value-type="string">
            <text:p text:style-name="P4">System is simulated for Duration = 1000 iteration. Duration is a constant defined in constants.go file.</text:p>
          </table:table-cell>
        </table:table-row>
        <table:table-row>
          <table:table-cell table:style-name="MainFunction.A2" office:value-type="string">
            <text:p text:style-name="P4">outDs.Div(float64(s.Duration))</text:p>
            <text:p text:style-name="P4">fmt.Println("Mean", outDs.String())</text:p>
            <text:p text:style-name="P4"></text:p>
            <text:p text:style-name="P4">os.Remove("Mean.mat")</text:p>
            <text:p text:style-name="P4">outF, err := os.OpenFile("Mean.mat", os.O_WRONLY|os.O_CREATE, 0666)</text:p>
            <text:p text:style-name="P4"></text:p>
            <text:p text:style-name="P4">fmt.Println(err)</text:p>
            <text:p text:style-name="P4"></text:p>
            <text:p text:style-name="P4">outF.WriteString(fmt.Sprintln("# name: Mean\n# type: matrix\n# rows: ", 1, "\n# columns: ", 11))</text:p>
            <text:p text:style-name="P4"><text:soft-page-break/><text:tab/>outF.WriteString(fmt.Sprintln(outDs.String(), " "))</text:p>
            <text:p text:style-name="P4">outF.WriteString("\n")</text:p>
            <text:p text:style-name="P4">outF.Close()</text:p>
            <text:p text:style-name="P4"></text:p>
            <text:p text:style-name="P4">for i := range s.Synstations {</text:p>
            <text:p text:style-name="P4"><text:tab/>fmt.Print(" ", s.Synstations[i].Connec.Len())</text:p>
            <text:p text:style-name="P4">}</text:p>
            <text:p text:style-name="P4"/>
            <text:p text:style-name="P4">fmt.Println()</text:p>
            <text:p text:style-name="P4">for i := range s.SystemChan {</text:p>
            <text:p text:style-name="P4"><text:tab/>fmt.Print(" ", s.SystemChan[i].Emitters.Len())</text:p>
            <text:p text:style-name="P4">}</text:p>
            <text:p text:style-name="P4">fmt.Println()</text:p>
            <text:p text:style-name="P4"></text:p>
            <text:p text:style-name="P4">SaveToFile(s.Mobiles[:], s.Synstations[:])</text:p>
          </table:table-cell>
          <table:table-cell table:style-name="MainFunction.B2" office:value-type="string">
            <text:p text:style-name="P4">This piece of code is to print some status data.</text:p>
          </table:table-cell>
        </table:table-row>
        <table:table-row>
          <table:table-cell table:style-name="MainFunction.A2" office:value-type="string">
            <text:p text:style-name="P4">close(outChannel)</text:p>
            <text:p text:style-name="P4">close(s.SyncChannel)</text:p>
            <text:p text:style-name="P4"></text:p>
            <text:p text:style-name="P4">StopSave()</text:p>
          </table:table-cell>
          <table:table-cell table:style-name="MainFunction.B2" office:value-type="string">
            <text:p text:style-name="P4">And finally close channels and background processes.</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yyab Mirza</meta:initial-creator>
    <meta:creation-date>2012-02-16T13:50:41</meta:creation-date>
    <dc:date>2012-02-20T18:40:44</dc:date>
    <dc:creator>Tayyab Mirza</dc:creator>
    <meta:editing-duration>PT11H29M34S</meta:editing-duration>
    <meta:editing-cycles>8</meta:editing-cycles>
    <meta:generator>LibreOffice/3.4$Unix LibreOffice_project/340m1$Build-402</meta:generator>
    <meta:document-statistic meta:table-count="2" meta:image-count="0" meta:object-count="0" meta:page-count="3" meta:paragraph-count="108" meta:word-count="502" meta:character-count="3721" meta:non-whitespace-character-count="3189"/>
  </office:meta>
</office:document-meta>
</file>